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2.41pt"/>
    </style:style>
    <style:style style:name="co7" style:family="table-column">
      <style:table-column-properties fo:break-before="auto" style:column-width="96.04pt"/>
    </style:style>
    <style:style style:name="co8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T1" style:family="text">
      <style:text-properties style:font-name="Open Sans" style:font-style-complex="normal" style:font-style-asian="normal" style:font-weight-complex="bold" style:font-weight-asian="bold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Open Sans" style:font-style-complex="normal" style:font-style-asian="normal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" table:number-columns-repeated="2"/>
          <table:table-cell table:style-name="ce13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Nota individual reto</text:p>
          </table:table-cell>
          <table:covered-table-cell table:style-name="ce14"/>
          <table:table-cell table:style-name="ce17" office:value-type="string" calcext:value-type="string" table:number-columns-spanned="5" table:number-rows-spanned="1">
            <text:p><text:span text:style-name="T1">IMPORTANTE</text:span><text:span text:style-name="T2">: Es necesario aprobar tanto la parte grupal técnica como la parte individual para aprobar el reto.</text:span></text:p>
          </table:table-cell>
          <table:covered-table-cell table:number-columns-repeated="3"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3"/>
          <table:table-cell table:style-name="ce9" office:value-type="string" calcext:value-type="string">
            <text:p>Evaluación técnica grupal (50%)</text:p>
          </table:table-cell>
          <table:table-cell table:style-name="ce15" office:value-type="string" calcext:value-type="string" table:number-columns-spanned="3" table:number-rows-spanned="1">
            <text:p>Evaluación individual (50%)</text:p>
          </table:table-cell>
          <table:covered-table-cell table:style-name="ce18"/>
          <table:covered-table-cell table:style-name="ce14"/>
          <table:table-cell table:style-name="ce19" office:value-type="string" calcext:value-type="string" table:number-columns-spanned="3" table:number-rows-spanned="1">
            <text:p>Nota Reto (100%)</text:p>
          </table:table-cell>
          <table:covered-table-cell table:style-name="ce18"/>
          <table:covered-table-cell table:style-name="ce14"/>
          <table:table-cell table:style-name="ce21" table:number-columns-repeated="2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>
            <text:p>Nota técnica profesorado (50%)</text:p>
          </table:table-cell>
          <table:table-cell table:style-name="ce16" office:value-type="string" calcext:value-type="string">
            <text:p>Autoevaluación (5%)</text:p>
          </table:table-cell>
          <table:table-cell table:style-name="ce16" office:value-type="string" calcext:value-type="string">
            <text:p>Co-Evaluación (15%)</text:p>
          </table:table-cell>
          <table:table-cell table:style-name="ce16" office:value-type="string" calcext:value-type="string">
            <text:p>Evaluación profesorado (30%)</text:p>
          </table:table-cell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Nota media de profesorado de cada módulo implicado en el reto.</text:p>
          </table:table-cell>
          <table:table-cell table:style-name="ce11" office:value-type="string" calcext:value-type="string">
            <text:p>Autoevaluación dell alumando.</text:p>
          </table:table-cell>
          <table:table-cell table:style-name="ce11" office:value-type="string" calcext:value-type="string">
            <text:p>Co-Evaluación</text:p>
          </table:table-cell>
          <table:table-cell table:style-name="ce11" office:value-type="string" calcext:value-type="string">
            <text:p>Evaluación profesorado</text:p>
          </table:table-cell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erramientas para evaluar</text:p>
          </table:table-cell>
          <table:table-cell table:number-columns-repeated="4" table:style-name="ce12" office:value-type="string" calcext:value-type="string">
            <text:p>"Rubrica X1"</text:p>
          </table:table-cell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lumnos</text:p>
          </table:table-cell>
          <table:table-cell table:number-columns-repeated="4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Pepito Pére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7" table:formula="of:=[.B9]*0.5+[.C9]*0.05+[.D9]*0.15+[.E9]*0.3" office:value-type="float" office:value="5.25" calcext:value-type="float" table:number-columns-spanned="3" table:number-rows-spanned="1">
            <text:p>5.25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6" office:value-type="string" calcext:value-type="string">
            <text:p>Elena Herrero</text:p>
          </table:table-cell>
          <table:table-cell table:style-name="ce7" table:number-columns-repeated="4"/>
          <table:table-cell table:style-name="ce7" table:formula="of:=[.B10]*0.5+[.C10]*0.05+[.D10]*0.15+[.E10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1]*0.5+[.C11]*0.05+[.D11]*0.15+[.E11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2]*0.5+[.C12]*0.05+[.D12]*0.15+[.E12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3]*0.5+[.C13]*0.05+[.D13]*0.15+[.E13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4]*0.5+[.C14]*0.05+[.D14]*0.15+[.E14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5]*0.5+[.C15]*0.05+[.D15]*0.15+[.E15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formula="of:=[.B16]*0.5+[.C16]*0.05+[.D16]*0.15+[.E16]*0.3" office:value-type="float" office:value="0" calcext:value-type="float" table:number-columns-spanned="3" table:number-rows-spanned="1">
            <text:p>0</text:p>
          </table:table-cell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number-columns-spanned="3" table:number-rows-spanned="1"/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number-columns-spanned="3" table:number-rows-spanned="1"/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number-columns-spanned="3" table:number-rows-spanned="1"/>
          <table:covered-table-cell table:style-name="ce18"/>
          <table:covered-table-cell table:style-name="ce14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7" table:number-columns-spanned="3" table:number-rows-spanned="1"/>
          <table:covered-table-cell table:style-name="ce18"/>
          <table:covered-table-cell table:style-name="ce14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20" table:number-columns-spanned="3" table:number-rows-spanned="1"/>
          <table:covered-table-cell table:number-columns-repeated="2"/>
          <table:table-cell table:number-columns-repeated="1016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